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2025-02-14 2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278" calcext:value-type="float">
            <text:p>70.0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2024-02-20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60872" calcext:value-type="float">
            <text:p>69.4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2023-02-14 2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2021-03-04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332" calcext:value-type="float">
            <text:p>68.4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2020-02-1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60928" calcext:value-type="float">
            <text:p>66.8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2019-02-12 22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225664" calcext:value-type="float">
            <text:p>71.2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2018-02-21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58464" calcext:value-type="float">
            <text:p>66.9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5712" calcext:value-type="float">
            <text:p>66.2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201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6184" calcext:value-type="float">
            <text:p>68.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2013-02-27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2011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2824" calcext:value-type="float">
            <text:p>65.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200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40672" calcext:value-type="float">
            <text:p>60.2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200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3744" calcext:value-type="float">
            <text:p>63.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200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2324" calcext:value-type="float">
            <text:p>64.0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9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55016" calcext:value-type="float">
            <text:p>63.75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9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9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41456" calcext:value-type="float">
            <text:p>61.94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96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268" calcext:value-type="float">
            <text:p>62.0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9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764672" calcext:value-type="float">
            <text:p>61.76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9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2388" calcext:value-type="float">
            <text:p>61.52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9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9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536" calcext:value-type="float">
            <text:p>61.9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9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83288" calcext:value-type="float">
            <text:p>62.88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9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26544" calcext:value-type="float">
            <text:p>63.02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89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0404" calcext:value-type="float">
            <text:p>62.80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88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2136" calcext:value-type="float">
            <text:p>64.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843408" calcext:value-type="float">
            <text:p>63.84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8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8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72208" calcext:value-type="float">
            <text:p>65.67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7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85916" calcext:value-type="float">
            <text:p>61.8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7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77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4256" calcext:value-type="float">
            <text:p>69.1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7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93544" calcext:value-type="float">
            <text:p>65.6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7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7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230504" calcext:value-type="float">
            <text:p>64.23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7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5436" calcext:value-type="float">
            <text:p>61.55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7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55912" calcext:value-type="float">
            <text:p>60.2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7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87104" calcext:value-type="float">
            <text:p>59.8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7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9544" calcext:value-type="float">
            <text:p>60.35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70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69984" calcext:value-type="float">
            <text:p>60.0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69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11944" calcext:value-type="float">
            <text:p>60.51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6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404" calcext:value-type="float">
            <text:p>58.9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67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4352" calcext:value-type="float">
            <text:p>58.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6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83728" calcext:value-type="float">
            <text:p>58.7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6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6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82432" calcext:value-type="float">
            <text:p>59.08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6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05264" calcext:value-type="float">
            <text:p>60.4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6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1816" calcext:value-type="float">
            <text:p>57.2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6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007" calcext:value-type="float">
            <text:p>56.0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5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38192" calcext:value-type="float">
            <text:p>55.6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5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59656" calcext:value-type="float">
            <text:p>55.15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5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29888" calcext:value-type="float">
            <text:p>54.72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5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0492" calcext:value-type="float">
            <text:p>54.6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751716</text:p>
          </table:table-cell>
          <table:table-cell office:value-type="string" calcext:value-type="string">
            <text:p>195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87344" calcext:value-type="float">
            <text:p>54.18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